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fe1" officeooo:paragraph-rsid="00128fe1"/>
    </style:style>
    <style:style style:name="P2" style:family="paragraph" style:parent-style-name="Standard">
      <style:text-properties officeooo:rsid="0014031d" officeooo:paragraph-rsid="0014031d"/>
    </style:style>
    <style:style style:name="P3" style:family="paragraph" style:parent-style-name="Standard">
      <style:text-properties officeooo:rsid="001488e1" officeooo:paragraph-rsid="001488e1"/>
    </style:style>
    <style:style style:name="P4" style:family="paragraph" style:parent-style-name="Standard">
      <style:text-properties officeooo:rsid="0015e86d" officeooo:paragraph-rsid="0015e86d"/>
    </style:style>
    <style:style style:name="T1" style:family="text">
      <style:text-properties officeooo:rsid="001488e1"/>
    </style:style>
    <style:style style:name="T2" style:family="text">
      <style:text-properties officeooo:rsid="0015e86d"/>
    </style:style>
    <style:style style:name="T3" style:family="text">
      <style:text-properties officeooo:rsid="0016b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ções feitas no meu codigo durante a aula do dia 17/10, <text:span text:style-name="T3">pelo Renan, na aula do curso de formação. Codigo original dentro commit na pasta PORJETO_JAVA no gitHub.</text:span></text:p>
      <text:p text:style-name="P1"/>
      <text:p text:style-name="P1">1- utilização do maven (pesquisar para descobrir o que é).</text:p>
      <text:p text:style-name="P1"/>
      <text:p text:style-name="P1">2- dentro da pasta, criado uma pasta a mais com o nome do dominio da API consumida, e dentro dessa pasta, todos os elementos/classes do codigo.</text:p>
      <text:p text:style-name="P1"/>
      <text:p text:style-name="P1">Codigo:<text:line-break/>1- classe RequestPokemon:</text:p>
      <text:p text:style-name="P1">- tratamento da exceção com uma validação.</text:p>
      <text:p text:style-name="P1">- dentro da String da URL, indexação de uma variavel para armazenar valor que aquela URL vai acessar (que no caso é 1, onde está localizado o JSON do pokemon a ser consumido).</text:p>
      <text:p text:style-name="P1">- retornando a String JSON.</text:p>
      <text:p text:style-name="P1"/>
      <text:p text:style-name="P2">2- Criação do pom.xml:<text:line-break/>(para o maven (pesquisar para saber o que é)</text:p>
      <text:p text:style-name="P2"/>
      <text:p text:style-name="P2">3- <text:span text:style-name="T1">classe Main:</text:span></text:p>
      <text:p text:style-name="P2">- <text:span text:style-name="T1">tratamento de exceção</text:span></text:p>
      <text:p text:style-name="P3">- String b acessa a pesquisa da URL e passa na variavel indexada na URL o codigo de acesso para o pokemon.</text:p>
      <text:p text:style-name="P3">- variavel bulbasaur declara uma variavel do tipo Pokemon (que é uma classe) que armazena um conversor de JSON para classe, inserindo valores na classe passada como atributo para armazenar os valores.</text:p>
      <text:p text:style-name="P3">- depois usa uma classe que printa todos os valores necessários passando a variavel convertida de JSON para classe.</text:p>
      <text:p text:style-name="P3"/>
      <text:p text:style-name="P3">- <text:span text:style-name="T2">dentro do print:</text:span></text:p>
      <text:p text:style-name="P3"><text:tab/>- <text:span text:style-name="T2">possui Fields (não sei para o que serve, pesquisar para descobrir)</text:span></text:p>
      <text:p text:style-name="P3"><text:tab/>- <text:span text:style-name="T2">for que acessa cada atributo da classe e traz seu valor.</text:span></text:p>
      <text:p text:style-name="P3"><text:tab/>- <text:span text:style-name="T2">printa no terminal os valores tragos pelo for</text:span></text:p>
      <text:p text:style-name="P4"/>
      <text:p text:style-name="P4">4- criação da classe Ability:</text:p>
      <text:p text:style-name="P4">- possui dois valores, nome e URL das habilidades.</text:p>
      <text:p text:style-name="P4"/>
      <text:p text:style-name="P4">5- criação da classe AbilityData:</text:p>
      <text:p text:style-name="P4">- que é uma lista dentro do JSON, por isso a classe possuindo todos os valores dentro da lista JSON.</text:p>
      <text:p text:style-name="P4"/>
      <text:p text:style-name="P4">6- Alteração na classe Pokemon:</text:p>
      <text:p text:style-name="P4">- inserindo somente os tipos de valores que estão dentro do JSON, sem os metodos GET e SET</text:p>
      <text:p text:style-name="P4"/>
      <text:p text:style-name="P4">7 – configuração das dependencias e configuração do MAVEN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0:14:24.650336460</meta:creation-date>
    <dc:date>2022-10-18T01:00:11.164916223</dc:date>
    <meta:editing-duration>PT11M2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4" meta:word-count="313" meta:character-count="1753" meta:non-whitespace-character-count="1460"/>
  </office:meta>
</office:document-meta>
</file>